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4E0000000000000000DB8080F90BBAFF57.svg" manifest:media-type="image/svg+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Text_20_body">
      <style:text-properties officeooo:paragraph-rsid="00011495"/>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paragraph-properties fo:margin-left="0cm" fo:margin-right="0cm" fo:margin-top="0cm" fo:margin-bottom="0cm" style:contextual-spacing="false" fo:orphans="1" fo:text-indent="0cm" style:auto-text-indent="false"/>
      <style:text-properties loext:padding="0cm" loext:border="none"/>
    </style:style>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0">
      <style:paragraph-properties fo:margin-top="0cm" fo:margin-bottom="0cm" style:contextual-spacing="false"/>
    </style:style>
    <style:style style:name="P16" style:family="paragraph" style:parent-style-name="Text_20_body">
      <style:paragraph-properties fo:break-before="page"/>
    </style:style>
    <style:style style:name="fr1" style:family="graphic" style:parent-style-name="Graphics">
      <style:graphic-properties fo:margin-left="0cm" fo:margin-right="0cm" fo:margin-top="0cm" fo:margin-bottom="0cm" style:wrap="run-through" style:number-wrapped-paragraphs="no-limit" style:vertical-pos="top" style:vertical-rel="char"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m: Guillaume Cholet </text:p>
      <text:p text:style-name="P1">Âge: 35 ans </text:p>
      <text:p text:style-name="P1">Profession: Co-propriétaire de la boutique de fleurs Lafleur</text:p>
      <text:p text:style-name="P1">Intérêts: La photographie, la nature, les fleurs, la cuisine, l'écologie</text:p>
      <text:p text:style-name="Text_20_body">Guillaume est un photographe passionné et talentueux, qui adore capturer la beauté de la nature qui l'entoure. Il est co-propriétaire de la boutique de fleurs Lafleur, avec sa femme Sabine. Il est souvent occupé à prendre des photos pour leur boutique en ligne et leur blog, et il est également très impliqué dans la sélection des fleurs qu'ils vendent.</text:p>
      <text:p text:style-name="Text_20_body">Guillaume et Sabine ont une approche responsable de leur métier, en choisissant soigneusement les fournisseurs locaux et en veillant à la durabilité de leurs pratiques de culture. Ils prennent également en compte l'impact écologique de leur activité et cherchent à minimiser leur empreinte carbone en utilisant des pratiques durables, comme la récupération de l'eau de pluie pour arroser les plantes.</text:p>
      <text:p text:style-name="Text_20_body">Cette année, la sécheresse hivernale a été particulièrement difficile pour leur entreprise, mais Guillaume et Sabine ont réussi à s'adapter en utilisant des techniques d'irrigation innovantes pour économiser l'eau tout en maintenant la qualité de leurs fleurs.</text:p>
      <text:p text:style-name="Text_20_body">En plus de la photographie, Guillaume est également passionné par la cuisine. Il aime utiliser des ingrédients frais et locaux pour créer des plats délicieux et sains. Il croit que la nature nous offre des ressources incroyables, et il est déterminé à les utiliser de manière responsable.</text:p>
      <text:p text:style-name="Text_20_body">Dans son blog, Guillaume souhaite partager son amour pour la nature, la photographie, la cuisine et l'écologie avec les autres. Il espère inspirer les gens à apprécier la beauté naturelle de leur environnement, à prendre soin de la planète et à utiliser des ingrédients locaux et frais pour créer des plats délicieux.</text:p>
      <text:p text:style-name="Standard"/>
      <text:p text:style-name="P16">ien sûr, voici une liste de fleurs et plantes courantes :</text:p>
      <text:list text:style-name="L1">
        <text:list-item>
          <text:p text:style-name="P2">Rose : une fleur populaire dans de nombreux arrangements, elle est disponible dans une variété de couleurs allant du rouge, rose, jaune, orange et blanc.</text:p>
        </text:list-item>
        <text:list-item>
          <text:p text:style-name="P2">Tulipe : une fleur printanière élégante avec une grande variété de couleurs, y compris le rouge, le rose, le violet, le jaune et le blanc.</text:p>
        </text:list-item>
        <text:list-item>
          <text:p text:style-name="P2">Pivoine : une fleur romantique et opulente qui est souvent utilisée pour les mariages. Elle est disponible dans des teintes de rouge, rose, blanc et crème.</text:p>
        </text:list-item>
        <text:list-item>
          <text:p text:style-name="P2">Gerbera : une fleur simple mais vibrante qui est disponible en rouge, rose, orange, jaune, blanc et crème.</text:p>
        </text:list-item>
        <text:list-item>
          <text:p text:style-name="P2">Lys : une fleur majestueuse qui ajoute une touche de sophistication à tout arrangement. Elle est disponible dans des couleurs comme le blanc, le jaune, le rose et le rouge.</text:p>
        </text:list-item>
        <text:list-item>
          <text:p text:style-name="P2">Chrysanthème : une fleur rustique disponible dans une grande variété de couleurs, y compris le blanc, le rose, le jaune, l'orange, le rouge et le pourpre.</text:p>
        </text:list-item>
        <text:list-item>
          <text:p text:style-name="P2">Œillet : une fleur classique disponible dans des couleurs comme le rouge, le rose, le blanc, le jaune et l'orange.</text:p>
        </text:list-item>
        <text:list-item>
          <text:p text:style-name="P2">Lavande : une plante aromatique avec des fleurs violettes qui est souvent utilisée pour les arrangements de fleurs séchées.</text:p>
        </text:list-item>
        <text:list-item>
          <text:p text:style-name="P2">Camélia : une fleur élégante qui est souvent utilisée pour les arrangements de mariage. Elle est disponible dans des couleurs comme le blanc, le rose et le rouge.</text:p>
        </text:list-item>
        <text:list-item>
          <text:p text:style-name="P2">Orchidée : une plante exotique disponible dans une variété de couleurs, y compris le blanc, le rose, le rouge, le violet et l'orange.</text:p>
        </text:list-item>
      </text:list>
      <text:p text:style-name="Text_20_body">Voici quelques exemples de bouquets avec une dominante de couleur :</text:p>
      <text:list text:style-name="L2">
        <text:list-item>
          <text:p text:style-name="P3">Bouquet rouge : un bouquet romantique composé de roses rouges, de lys et de chrysanthèmes.</text:p>
        </text:list-item>
        <text:list-item>
          <text:p text:style-name="P3">Bouquet rose : un bouquet doux et délicat composé de pivoines, de roses et de tulipes roses.</text:p>
        </text:list-item>
        <text:list-item>
          <text:p text:style-name="P3">Bouquet orange : un bouquet vibrant composé de gerberas orange, de roses et de tulipes.</text:p>
        </text:list-item>
        <text:list-item>
          <text:p text:style-name="P3">Bouquet jaune : un bouquet ensoleillé composé de tournesols, de roses et de gerberas jaunes.</text:p>
        </text:list-item>
        <text:list-item>
          <text:p text:style-name="P3">Bouquet blanc : un bouquet élégant composé de lys, de roses et d'orchidées blanches.</text:p>
        </text:list-item>
        <text:list-item>
          <text:p text:style-name="P3">Bouquet bleu : un bouquet frais et apaisant composé de delphiniums, de campanules et de violettes.</text:p>
        </text:list-item>
      </text:list>
      <text:p text:style-name="Text_20_body">J'espère que cela vous aide à remplir votre base de données !</text:p>
      <text:p text:style-name="P4"><draw:frame draw:style-name="fr2" draw:name="Image1" text:anchor-type="as-char" svg:width="2cm" svg:height="1cm" draw:z-index="0"><draw:image xlink:href="Pictures/1000004E0000000000000000DB8080F90BBAFF57.svg" xlink:type="simple" xlink:show="embed" xlink:actuate="onLoad" draw:mime-type="image/svg+xml"/></draw:frame><draw:frame draw:style-name="fr1" draw:name="Image2" text:anchor-type="char" svg:x="0cm" svg:width="0.041cm" svg:height="0.041cm" draw:z-index="1"><draw:image xlink:href="https://chat.openai.com/_next/image?url=https%3A%2F%2Fs.gravatar.com%2Favatar%2F9f3db10e1ae1df4ab8f13117d6ac972d%3Fs%3D480%26r%3Dpg%26d%3Dhttps%253A%252F%252Fcdn.auth0.com%252Favatars%252Fma.png&amp;w=64&amp;q=75" xlink:type="simple" xlink:show="embed" xlink:actuate="onLoad"/><svg:title>manuel.durand@mailo.com</svg:title></draw:frame></text:p>
      <text:p text:style-name="Text_20_body">j'aimerais avoir des noms aux bouquets, et en savoir un peu plus sur les fleurs (symbolique éventuellement) j'ai jusqu'à 255 caractères pour la description</text:p>
      <text:p text:style-name="Text_20_body">Bien sûr, voici quelques exemples de bouquets nommés et leurs descriptions, ainsi que des informations sur la symbolique des fleurs incluses :</text:p>
      <text:list text:style-name="L3">
        <text:list-item>
          <text:p text:style-name="P5">Bouquet "Éternel Printemps" : un bouquet lumineux et coloré composé de tulipes, de roses et de lys. Les tulipes symbolisent la joie et l'espoir, les roses la passion et l'amour et les lys la pureté et l'innocence.</text:p>
        </text:list-item>
        <text:list-item>
          <text:p text:style-name="P5">Bouquet "Sérénité" : un bouquet apaisant composé de lavande, d'orchidées et de roses blanches. La lavande symbolise la sérénité et la détente, les orchidées symbolisent la beauté et la grâce, et les roses blanches symbolisent l'amour pur et la pureté.</text:p>
        </text:list-item>
        <text:list-item>
          <text:p text:style-name="P5"><text:soft-page-break/>Bouquet "Charme Automnal" : un bouquet rustique et élégant composé de chrysanthèmes, de roses et de feuillage d'automne. Les chrysanthèmes symbolisent la longévité et la prospérité, les roses symbolisent l'amour et la passion, et le feuillage d'automne ajoute une touche de chaleur et de couleur.</text:p>
        </text:list-item>
        <text:list-item>
          <text:p text:style-name="P5">Bouquet "Rêve Bleu" : un bouquet doux et frais composé de delphiniums, de campanules et de violettes. Les delphiniums symbolisent l'innocence et la modestie, les campanules symbolisent la gratitude et la reconnaissance, et les violettes symbolisent la modestie et la simplicité.</text:p>
        </text:list-item>
        <text:list-item>
          <text:p text:style-name="P5">Bouquet "Rouge Passion" : un bouquet intense et passionné composé de roses rouges, de lys et de feuillage. Les roses rouges symbolisent l'amour intense et la passion, les lys symbolisent la pureté et l'innocence, et le feuillage ajoute une touche de vert et de texture.</text:p>
        </text:list-item>
      </text:list>
      <text:p text:style-name="Text_20_body">J'espère que cela vous aidera à créer des descriptions intéressantes pour vos bouquets ! N'hésitez pas à ajuster les noms et les descriptions en fonction de votre style et de votre public cible.</text:p>
      <text:p text:style-name="P4"><draw:frame draw:style-name="fr2" draw:name="Image3" text:anchor-type="as-char" svg:width="2cm" svg:height="1cm" draw:z-index="2"><draw:image xlink:href="Pictures/1000004E0000000000000000DB8080F90BBAFF57.svg" xlink:type="simple" xlink:show="embed" xlink:actuate="onLoad" draw:mime-type="image/svg+xml"/></draw:frame><draw:frame draw:style-name="fr1" draw:name="Image4" text:anchor-type="char" svg:x="0cm" svg:width="0.041cm" svg:height="0.041cm" draw:z-index="3"><draw:image xlink:href="https://chat.openai.com/_next/image?url=https%3A%2F%2Fs.gravatar.com%2Favatar%2F9f3db10e1ae1df4ab8f13117d6ac972d%3Fs%3D480%26r%3Dpg%26d%3Dhttps%253A%252F%252Fcdn.auth0.com%252Favatars%252Fma.png&amp;w=64&amp;q=75" xlink:type="simple" xlink:show="embed" xlink:actuate="onLoad"/><svg:title>manuel.durand@mailo.com</svg:title></draw:frame></text:p>
      <text:p text:style-name="Text_20_body">oui, c'est bien mieux, je e demande maintenant comment remplir les différentes catégories avec ces fleurs et bouquets : j'ai 5 catégories : remerciement, naissance, mariage, amour, anniversaire. Que mettre dedans et vois tu des catégories inutiles ou à remplacer ou à ajouter ?</text:p>
      <text:p text:style-name="Text_20_body">Voici des suggestions pour remplir vos catégories :</text:p>
      <text:list text:style-name="L4">
        <text:list-item>
          <text:p text:style-name="P6">Remerciement : Dans cette catégorie, vous pouvez proposer des bouquets de fleurs classiques et élégants, tels que des roses blanches ou des lys. Ces fleurs sont souvent utilisées pour exprimer des sentiments de gratitude et de remerciement. Vous pouvez également proposer des plantes d'intérieur comme des succulentes, des fougères ou des orchidées pour offrir un cadeau durable et facile à entretenir.</text:p>
        </text:list-item>
        <text:list-item>
          <text:p text:style-name="P6">Naissance : Pour cette catégorie, vous pouvez proposer des bouquets de fleurs colorées et joyeuses, comme des tulipes, des jonquilles ou des gerberas. Vous pouvez également proposer des arrangements de fleurs qui incluent des oursons en peluche ou d'autres accessoires pour bébé. Les plantes qui purifient l'air, comme le palmier d'Areca ou la plante araignée, sont également des cadeaux populaires pour les nouveaux parents.</text:p>
        </text:list-item>
        <text:list-item>
          <text:p text:style-name="P6">Mariage : Cette catégorie est idéale pour proposer des bouquets de fleurs romantiques et élégants, comme des roses rouges, des pivoines ou des lys blancs. Vous pouvez également proposer des arrangements de fleurs pour la cérémonie, tels que des arches de fleurs ou des centres de table. Les plantes à fleurs comme l'orchidée ou l'hibiscus sont également des cadeaux populaires pour les nouveaux mariés.</text:p>
        </text:list-item>
        <text:list-item>
          <text:p text:style-name="P6">Amour : Dans cette catégorie, vous pouvez proposer des bouquets de fleurs passionnés et intenses, comme des roses rouges, des tulipes rouges ou des anémones. Les fleurs rouges sont souvent utilisées pour exprimer des sentiments d'amour et de passion. Vous pouvez également proposer des bouquets de fleurs originaux et personnalisés, tels que des bouquets de fleurs séchées ou des arrangements de fleurs dans des vases en forme de cœur.</text:p>
        </text:list-item>
        <text:list-item>
          <text:p text:style-name="P6">Anniversaire : Pour cette catégorie, vous pouvez proposer des bouquets de fleurs festifs et colorés, comme des roses roses, des tournesols ou des marguerites. Vous pouvez également proposer des plantes d'intérieur comme des cactus ou des bonsaïs pour offrir un cadeau durable et facile à entretenir. Les bouquets de fleurs avec des ballons ou des accessoires de fête sont également des cadeaux populaires pour les anniversaires.</text:p>
        </text:list-item>
      </text:list>
      <text:p text:style-name="Text_20_body">En fonction de votre public cible et de votre marché, il peut être utile de créer des catégories supplémentaires, telles que des arrangements funéraires ou des bouquets de fleurs pour la Saint-Valentin. N'hésitez pas à adapter ces suggestions en fonction de vos besoins spécifiques.</text:p>
      <text:p text:style-name="P4"><draw:frame draw:style-name="fr2" draw:name="Image5" text:anchor-type="as-char" svg:width="2cm" svg:height="1cm" draw:z-index="4"><draw:image xlink:href="Pictures/1000004E0000000000000000DB8080F90BBAFF57.svg" xlink:type="simple" xlink:show="embed" xlink:actuate="onLoad" draw:mime-type="image/svg+xml"/></draw:frame><draw:frame draw:style-name="fr1" draw:name="Image6" text:anchor-type="char" svg:x="0cm" svg:width="0.041cm" svg:height="0.041cm" draw:z-index="5"><draw:image xlink:href="https://chat.openai.com/_next/image?url=https%3A%2F%2Fs.gravatar.com%2Favatar%2F9f3db10e1ae1df4ab8f13117d6ac972d%3Fs%3D480%26r%3Dpg%26d%3Dhttps%253A%252F%252Fcdn.auth0.com%252Favatars%252Fma.png&amp;w=64&amp;q=75" xlink:type="simple" xlink:show="embed" xlink:actuate="onLoad"/><svg:title>manuel.durand@mailo.com</svg:title></draw:frame></text:p>
      <text:p text:style-name="Text_20_body"><text:soft-page-break/>peux tu me détailler une description des fleurs communes comme rose, tulipe, gerbera... mais pour chaque couleur séparée ?</text:p>
      <text:p text:style-name="Text_20_body">Bien sûr, voici une description des différentes couleurs des fleurs les plus courantes :</text:p>
      <text:list text:style-name="L5">
        <text:list-item>
          <text:p text:style-name="P7">Rose :</text:p>
        </text:list-item>
      </text:list>
      <text:list text:style-name="L6">
        <text:list-item>
          <text:p text:style-name="P9">Rose rouge : symbole de l'amour passionné, de la romance et de la séduction. Les roses rouges peuvent également représenter le respect et le courage.</text:p>
        </text:list-item>
        <text:list-item>
          <text:p text:style-name="P9">Rose rose : symbole d'amour, d'affection, de gratitude et de sympathie. Les roses roses plus foncées peuvent également représenter la gratitude et la reconnaissance.</text:p>
        </text:list-item>
        <text:list-item>
          <text:p text:style-name="P9">Rose blanche : symbole de la pureté, de l'innocence, de la sérénité et de l'amitié. Les roses blanches peuvent également représenter l'honnêteté, la loyauté et la paix.</text:p>
        </text:list-item>
        <text:list-item>
          <text:p text:style-name="P9">Rose jaune : symbole de l'amitié, de la joie, de l'optimisme et de la sagesse. Les roses jaunes peuvent également représenter la fierté et la réussite.</text:p>
        </text:list-item>
        <text:list-item>
          <text:p text:style-name="P9">Rose orange : symbole de l'enthousiasme, de l'énergie et de la fascination. Les roses orange peuvent également représenter la passion et l'excitation.</text:p>
        </text:list-item>
        <text:list-item>
          <text:p text:style-name="P8">Rose violette : symbole de la royauté, de la sophistication et de la créativité. Les roses violettes peuvent également représenter l'admiration et le respect.</text:p>
        </text:list-item>
      </text:list>
      <text:list text:style-name="L7">
        <text:list-item>
          <text:p text:style-name="P10">Tulipe :</text:p>
        </text:list-item>
      </text:list>
      <text:list text:style-name="L8">
        <text:list-item>
          <text:p text:style-name="P12">Tulipe rouge : symbole d'amour éternel, de passion et de romance. Les tulipes rouges peuvent également représenter la déclaration d'amour.</text:p>
        </text:list-item>
        <text:list-item>
          <text:p text:style-name="P12">Tulipe rose : symbole d'affection, de gentillesse, de grâce et de joie. Les tulipes roses peuvent également représenter l'appréciation et l'admiration.</text:p>
        </text:list-item>
        <text:list-item>
          <text:p text:style-name="P12">Tulipe blanche : symbole de la pureté, de l'innocence et de la paix. Les tulipes blanches peuvent également représenter la sympathie et l'espoir.</text:p>
        </text:list-item>
        <text:list-item>
          <text:p text:style-name="P12">Tulipe jaune : symbole d'amitié, de bonheur, de gaieté et de soleil. Les tulipes jaunes peuvent également représenter le respect et l'admiration.</text:p>
        </text:list-item>
        <text:list-item>
          <text:p text:style-name="P12">Tulipe orange : symbole d'enthousiasme, d'énergie, d'audace et de vitalité. Les tulipes orange peuvent également représenter la passion et la fascination.</text:p>
        </text:list-item>
        <text:list-item>
          <text:p text:style-name="P11">Tulipe violette : symbole de la royauté, de la dignité, de la sophistication et de la créativité. Les tulipes violettes peuvent également représenter l'admiration et la flatterie.</text:p>
        </text:list-item>
      </text:list>
      <text:list text:style-name="L9">
        <text:list-item>
          <text:p text:style-name="P13">Gerbera :</text:p>
        </text:list-item>
      </text:list>
      <text:list text:style-name="L10">
        <text:list-item>
          <text:p text:style-name="P15">Gerbera rouge : symbole de l'amour, de la passion et de la romance. Les gerberas rouges peuvent également représenter la gratitude et l'admiration.</text:p>
        </text:list-item>
        <text:list-item>
          <text:p text:style-name="P15">Gerbera rose : symbole de l'amour, de l'affection, de la gentillesse et de la tendresse. Les gerberas roses peuvent également représenter la gratitude et la joie.</text:p>
        </text:list-item>
        <text:list-item>
          <text:p text:style-name="P15">Gerbera blanche : symbole de la pureté, de l'innocence, de la paix et de la sérénité. Les gerberas blancs peuvent également représenter l'espoir et la sincérité.</text:p>
        </text:list-item>
        <text:list-item>
          <text:p text:style-name="P15">Gerbera jaune : symbole de l'amitié, de la gaieté, de la joie et de l'optimisme. Les gerberas jaunes peuvent également représenter le respect et l'admiration.</text:p>
        </text:list-item>
        <text:list-item>
          <text:p text:style-name="P14">Gerbera orange : symbole de l'énergie, de la joie, optimisme, énergie </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01T12:42:44.503000000</meta:creation-date>
    <dc:date>2023-04-10T07:01:22.119000000</dc:date>
    <meta:editing-duration>P8DT18H18M37S</meta:editing-duration>
    <meta:editing-cycles>2</meta:editing-cycles>
    <meta:generator>LibreOffice/7.4.3.2$Windows_X86_64 LibreOffice_project/1048a8393ae2eeec98dff31b5c133c5f1d08b890</meta:generator>
    <meta:document-statistic meta:table-count="0" meta:image-count="6" meta:object-count="0" meta:page-count="4" meta:paragraph-count="69" meta:word-count="1830" meta:character-count="11282" meta:non-whitespace-character-count="9561"/>
  </office:meta>
</office:document-meta>
</file>